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8000002EA886C3203F01676D8.png" manifest:media-type="image/png"/>
  <manifest:file-entry manifest:full-path="Pictures/10000000000003BC000002E9176A9A4686FFD9C2.png" manifest:media-type="image/png"/>
  <manifest:file-entry manifest:full-path="Pictures/10000000000002BF00000247378B0607C646FAF5.png" manifest:media-type="image/png"/>
  <manifest:file-entry manifest:full-path="Pictures/100000000000035E000002DF40CF94D2C35CD8E8.png" manifest:media-type="image/png"/>
  <manifest:file-entry manifest:full-path="Pictures/10000000000004C7000002E4705CC1E45C0CEE81.png" manifest:media-type="image/png"/>
  <manifest:file-entry manifest:full-path="Pictures/100000000000046D000002DD847CD4829B88F550.png" manifest:media-type="image/png"/>
  <manifest:file-entry manifest:full-path="Pictures/100000000000041B000002461B339FB999968F92.png" manifest:media-type="image/png"/>
  <manifest:file-entry manifest:full-path="Pictures/1000000000000450000001B5B718FD2B0C313EB6.png" manifest:media-type="image/png"/>
  <manifest:file-entry manifest:full-path="Pictures/1000000000000453000002DEE37F127846B48C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75in" fo:margin-right="-0.75in" fo:text-indent="0in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-0.75in" fo:margin-right="-0.75in" fo:text-indent="0in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-0.75in" fo:margin-right="-0.75in" fo:text-indent="0in" style:auto-text-indent="false" fo:background-color="transparent"/>
      <style:text-properties officeooo:rsid="000d49e7" officeooo:paragraph-rsid="000d49e7"/>
    </style:style>
    <style:style style:name="P4" style:family="paragraph" style:parent-style-name="Standard">
      <loext:graphic-properties draw:fill="none"/>
      <style:paragraph-properties fo:margin-left="0in" fo:margin-right="-0.75in" fo:text-indent="0in" style:auto-text-indent="false" fo:background-color="transparent"/>
      <style:text-properties officeooo:rsid="000d49e7" officeooo:paragraph-rsid="000d49e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8.4252in" svg:height="4.6654in" draw:z-index="0"><draw:image xlink:href="Pictures/100000000000041B000002461B339FB999968F92.png" xlink:type="simple" xlink:show="embed" xlink:actuate="onLoad"/></draw:frame></text:p>
      <text:p text:style-name="P2"><draw:frame draw:style-name="fr2" draw:name="Image2" text:anchor-type="paragraph" svg:x="-0.7874in" svg:y="0.061in" svg:width="7.5319in" svg:height="4.7945in" draw:z-index="1"><draw:image xlink:href="Pictures/10000000000002BF00000247378B0607C646FAF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width="8.4252in" svg:height="3.3346in" draw:z-index="2"><draw:image xlink:href="Pictures/1000000000000450000001B5B718FD2B0C313EB6.png" xlink:type="simple" xlink:show="embed" xlink:actuate="onLoad"/></draw:frame><text:soft-page-break/></text:p>
      <text:p text:style-name="P2"/>
      <text:p text:style-name="P2"/>
      <text:p text:style-name="P3">OUTPUT 2 </text:p>
      <text:p text:style-name="P3"/>
      <text:p text:style-name="P3"/>
      <text:p text:style-name="P3"/>
      <text:p text:style-name="P3"/>
      <text:p text:style-name="P3"><draw:frame draw:style-name="fr3" draw:name="Image4" text:anchor-type="paragraph" svg:width="8.4252in" svg:height="7.1835in" draw:z-index="7"><draw:image xlink:href="Pictures/100000000000035E000002DF40CF94D2C35CD8E8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OUTPUT 3 </text:p>
      <text:p text:style-name="P4"><draw:frame draw:style-name="fr1" draw:name="Image5" text:anchor-type="paragraph" svg:width="7.6752in" svg:height="5.089in" draw:z-index="8"><draw:image xlink:href="Pictures/1000000000000453000002DEE37F127846B48CB8.png" xlink:type="simple" xlink:show="embed" xlink:actuate="onLoad"/></draw:frame><text:soft-page-break/></text:p>
      <text:p text:style-name="P4"><draw:frame draw:style-name="fr3" draw:name="Image6" text:anchor-type="paragraph" svg:width="7.6752in" svg:height="4.9654in" draw:z-index="3"><draw:image xlink:href="Pictures/100000000000046D000002DD847CD4829B88F550.png" xlink:type="simple" xlink:show="embed" xlink:actuate="onLoad"/></draw:frame><text:soft-page-break/></text:p>
      <text:p text:style-name="P4"/>
      <text:p text:style-name="P4"><draw:frame draw:style-name="fr2" draw:name="Image7" text:anchor-type="paragraph" svg:x="-0.3382in" svg:y="-0.35in" svg:width="7.6752in" svg:height="5.3965in" draw:z-index="4"><draw:image xlink:href="Pictures/10000000000003BC000002E9176A9A4686FFD9C2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paragraph" svg:width="7.6752in" svg:height="5.4634in" draw:z-index="5"><draw:image xlink:href="Pictures/1000000000000418000002EA886C3203F01676D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paragraph" svg:width="7.6752in" svg:height="4.6437in" draw:z-index="6"><draw:image xlink:href="Pictures/10000000000004C7000002E4705CC1E45C0CEE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1:21:18.596580572</meta:creation-date>
    <dc:date>2017-10-23T10:53:24.221268260</dc:date>
    <meta:editing-duration>PT7M39S</meta:editing-duration>
    <meta:editing-cycles>2</meta:editing-cycles>
    <meta:generator>LibreOffice/5.3.1.2$Linux_X86_64 LibreOffice_project/30m0$Build-2</meta:generator>
    <meta:document-statistic meta:table-count="0" meta:image-count="9" meta:object-count="0" meta:page-count="8" meta:paragraph-count="2" meta:word-count="4" meta:character-count="18" meta:non-whitespace-character-count="14"/>
  </office:meta>
</office:document-meta>
</file>